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#include&lt;iostream&gt;</text:p>
      <text:p text:style-name="Standard">#include&lt;string&gt;</text:p>
      <text:p text:style-name="Standard">using namespace std;</text:p>
      <text:p text:style-name="Standard"/>
      <text:p text:style-name="Standard">int main(){</text:p>
      <text:p text:style-name="Standard"/>
      <text:p text:style-name="Standard"><text:s text:c="4"/>int Test_cases;</text:p>
      <text:p text:style-name="Standard"><text:s text:c="4"/>cin &gt;&gt; Test_cases;</text:p>
      <text:p text:style-name="Standard"><text:s text:c="4"/>for(int k = 1; k &lt;= Test_cases; k++){</text:p>
      <text:p text:style-name="Standard"><text:s text:c="8"/>int sum = 0,Numberofstudents;</text:p>
      <text:p text:style-name="Standard"><text:s text:c="8"/>cin &gt;&gt; Numberofstudents;</text:p>
      <text:p text:style-name="Standard"><text:s text:c="8"/>for(int i = 0; i &lt; Numberofstudents; i++){</text:p>
      <text:p text:style-name="Standard"><text:s text:c="11"/>int Dust_amount;</text:p>
      <text:p text:style-name="Standard"><text:s text:c="11"/>cin &gt;&gt; Dust_amount;</text:p>
      <text:p text:style-name="Standard"><text:s text:c="11"/>if( Dust_amount &gt;= 0 ){</text:p>
      <text:p text:style-name="Standard"><text:s text:c="11"/>sum += Dust_amount;</text:p>
      <text:p text:style-name="Standard"><text:s text:c="11"/>}</text:p>
      <text:p text:style-name="Standard"><text:s text:c="8"/>}</text:p>
      <text:p text:style-name="Standard"><text:s text:c="7"/>cout <text:s/>&lt;&lt; "Case " &lt;&lt; k &lt;&lt; ": " &lt;&lt; sum &lt;&lt; '\n';</text:p>
      <text:p text:style-name="Standard"><text:s text:c="4"/>}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00:09:28.789746951</meta:creation-date>
    <dc:date>2019-04-27T00:10:06.158837397</dc:date>
    <meta:editing-duration>PT38S</meta:editing-duration>
    <meta:editing-cycles>1</meta:editing-cycles>
    <meta:document-statistic meta:table-count="0" meta:image-count="0" meta:object-count="0" meta:page-count="1" meta:paragraph-count="20" meta:word-count="67" meta:character-count="479" meta:non-whitespace-character-count="317"/>
    <meta:generator>LibreOffice/6.0.7.3$Linux_X86_64 LibreOffice_project/00m0$Build-3</meta:generator>
  </office:meta>
</office:document-meta>
</file>